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>
        <table:iteration table:maximum-difference="0.0001"/>
      </table:calculation-settings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xm^y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AVERAGE(60/10; 80/15; 110/20)" office:value-type="float" office:value="5.61111111111111" calcext:value-type="float">
            <text:p>5.611111111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AVERAGE(340/20; 527/30)" office:value-type="float" office:value="17.2833333333333" calcext:value-type="float">
            <text:p>17.2833333333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51/30" office:value-type="float" office:value="31.7" calcext:value-type="float">
            <text:p>31.7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coefficients</text:p>
          </table:table-cell>
          <table:table-cell/>
        </table:table-row>
        <table:table-row table:style-name="ro1">
          <table:table-cell office:value-type="string" calcext:value-type="string">
            <text:p>y (adjusted to first and second)</text:p>
          </table:table-cell>
          <table:table-cell table:formula="of:=LOG([.B3]/[.B2];[.A3]/[.A2])" office:value-type="float" office:value="1.62302310189523" calcext:value-type="float">
            <text:p>1.6230231019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y (adjusted to second and third)</text:p>
          </table:table-cell>
          <table:table-cell table:formula="of:=LOG([.B4]/[.B3];[.A4]/[.A3])" office:value-type="float" office:value="1.49599564240185" calcext:value-type="float">
            <text:p>1.4959956424</text:p>
          </table:table-cell>
          <table:table-cell table:number-columns-repeated="2"/>
          <table:table-cell office:value-type="string" calcext:value-type="string">
            <text:p>y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y (adjusted to first and third)</text:p>
          </table:table-cell>
          <table:table-cell table:formula="of:=LOG([.B4]/[.B2];[.A4]/[.A2])" office:value-type="float" office:value="1.57614104611681" calcext:value-type="float">
            <text:p>1.5761410461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rue value</text:p>
          </table:table-cell>
          <table:table-cell office:value-type="string" calcext:value-type="string">
            <text:p>estimated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formula="of:=[.$F$6]*[.A12]^[.$F$7]*[.B12]" office:value-type="float" office:value="52.5305560880754" calcext:value-type="float">
            <text:p>52.530556088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table:formula="of:=[.$F$6]*[.A13]^[.$F$7]*[.B13]" office:value-type="float" office:value="78.795834132113" calcext:value-type="float">
            <text:p>78.795834132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10" calcext:value-type="float">
            <text:p>110</text:p>
          </table:table-cell>
          <table:table-cell table:formula="of:=[.$F$6]*[.A14]^[.$F$7]*[.B14]" office:value-type="float" office:value="105.061112176151" calcext:value-type="float">
            <text:p>105.061112176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40" calcext:value-type="float">
            <text:p>340</text:p>
          </table:table-cell>
          <table:table-cell table:formula="of:=[.$F$6]*[.A15]^[.$F$7]*[.B15]" office:value-type="float" office:value="318.485736442798" calcext:value-type="float">
            <text:p>318.485736442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27" calcext:value-type="float">
            <text:p>527</text:p>
          </table:table-cell>
          <table:table-cell table:formula="of:=[.$F$6]*[.A16]^[.$F$7]*[.B16]" office:value-type="float" office:value="477.728604664197" calcext:value-type="float">
            <text:p>477.728604664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951" calcext:value-type="float">
            <text:p>951</text:p>
          </table:table-cell>
          <table:table-cell table:formula="of:=[.$F$6]*[.A17]^[.$F$7]*[.B17]" office:value-type="float" office:value="913.960150557734" calcext:value-type="float">
            <text:p>913.9601505577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fr" fo:country="FR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10">00/00/0000</text:date>, <text:time style:data-style-name="N2" text:time-value="10:21:09.2034575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</meta:initial-creator>
    <meta:creation-date>2020-10-09T19:42:56.541747170</meta:creation-date>
    <dc:date>2020-10-10T10:34:20.397155496</dc:date>
    <meta:editing-duration>PT14M11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